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1.65cm"/>
    </style:style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8cm" svg:height="2.9cm" svg:x="14.2cm" svg:y="2.3cm">
          <text:p text:style-name="P1">ClassUnits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8cm" svg:height="2.9cm" svg:x="4.5cm" svg:y="2.2cm">
          <text:p text:style-name="P1">Unit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8cm" svg:height="2.9cm" svg:x="14.2cm" svg:y="13.3cm">
          <text:p text:style-name="P1">ClassStudents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8cm" svg:height="2.9cm" svg:x="14.5cm" svg:y="19cm">
          <text:p text:style-name="P1">Student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5.2cm" svg:height="2.9cm" svg:x="2cm" svg:y="9.7cm">
          <text:p text:style-name="P1">UnitAssignments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8cm" svg:height="2.9cm" svg:x="2.2cm" svg:y="16.3cm">
          <text:p text:style-name="P1">Assignment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8cm" svg:height="2.9cm" svg:x="14.1cm" svg:y="8.5cm">
          <text:p text:style-name="P1">Class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.8cm" svg:height="2.9cm" svg:x="8cm" svg:y="8.6cm">
          <text:p text:style-name="P1">Teach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3cm" svg:y1="3.65cm" svg:x2="14.2cm" svg:y2="3.75cm" draw:start-shape="id1" draw:start-glue-point="1" draw:end-shape="id2" svg:d="M9300 3650h2450v100h2450" svg:viewBox="0 0 4901 101">
          <text:p/>
        </draw:connector>
        <draw:connector draw:style-name="gr2" draw:text-style-name="P1" draw:layer="layout" svg:x1="16.6cm" svg:y1="5.2cm" svg:x2="16.5cm" svg:y2="8.5cm" draw:start-shape="id2" draw:start-glue-point="2" draw:end-shape="id3" svg:d="M16600 5200v1650h-100v1650" svg:viewBox="0 0 101 3301">
          <text:p/>
        </draw:connector>
        <draw:line draw:style-name="gr3" draw:text-style-name="P1" draw:layer="layout" svg:x1="13.4cm" svg:y1="3.7cm" svg:x2="14.2cm" svg:y2="3.2cm">
          <text:p/>
        </draw:line>
        <draw:line draw:style-name="gr3" draw:text-style-name="P1" draw:layer="layout" svg:x1="13.4cm" svg:y1="3.7cm" svg:x2="14.2cm" svg:y2="4.4cm">
          <text:p/>
        </draw:line>
        <draw:line draw:style-name="gr3" draw:text-style-name="P1" draw:layer="layout" svg:x1="16.6cm" svg:y1="6.1cm" svg:x2="15.9cm" svg:y2="5.2cm">
          <text:p/>
        </draw:line>
        <draw:line draw:style-name="gr3" draw:text-style-name="P1" draw:layer="layout" svg:x1="16.6cm" svg:y1="6.1cm" svg:x2="17.4cm" svg:y2="5.2cm">
          <text:p/>
        </draw:line>
        <draw:connector draw:style-name="gr2" draw:text-style-name="P1" draw:layer="layout" svg:x1="16.6cm" svg:y1="13.3cm" svg:x2="16.5cm" svg:y2="11.4cm" draw:start-shape="id4" draw:start-glue-point="0" draw:end-shape="id3" svg:d="M16600 13300v-950h-100v-950" svg:viewBox="0 0 101 1901">
          <text:p/>
        </draw:connector>
        <draw:connector draw:style-name="gr2" draw:text-style-name="P1" draw:layer="layout" svg:x1="16.6cm" svg:y1="16.2cm" svg:x2="16.9cm" svg:y2="19cm" draw:start-shape="id4" draw:start-glue-point="2" draw:end-shape="id5" svg:d="M16600 16200v1400h300v1400" svg:viewBox="0 0 301 2801">
          <text:p/>
        </draw:connector>
        <draw:line draw:style-name="gr3" draw:text-style-name="P1" draw:layer="layout" svg:x1="16.6cm" svg:y1="12.6cm" svg:x2="15.9cm" svg:y2="13.3cm">
          <text:p/>
        </draw:line>
        <draw:line draw:style-name="gr3" draw:text-style-name="P1" draw:layer="layout" svg:x1="17.2cm" svg:y1="13.3cm" svg:x2="16.6cm" svg:y2="12.6cm">
          <text:p/>
        </draw:line>
        <draw:connector draw:style-name="gr2" draw:text-style-name="P1" draw:layer="layout" svg:x1="4.6cm" svg:y1="9.7cm" svg:x2="6.9cm" svg:y2="5.1cm" draw:start-shape="id6" draw:start-glue-point="0" draw:end-shape="id1" draw:end-glue-point="2" svg:d="M4600 9700v-2300h2300v-2300" svg:viewBox="0 0 2301 4601">
          <text:p/>
        </draw:connector>
        <draw:connector draw:style-name="gr2" draw:text-style-name="P1" draw:layer="layout" svg:x1="4.6cm" svg:y1="16.3cm" svg:x2="4.6cm" svg:y2="12.6cm" draw:start-shape="id7" draw:start-glue-point="0" draw:end-shape="id6" draw:end-glue-point="2" svg:d="M4600 16300v-3700" svg:viewBox="0 0 1 3701">
          <text:p/>
        </draw:connector>
        <draw:line draw:style-name="gr3" draw:text-style-name="P1" draw:layer="layout" svg:x1="4.6cm" svg:y1="13.6cm" svg:x2="5.3cm" svg:y2="12.6cm">
          <text:p/>
        </draw:line>
        <draw:line draw:style-name="gr3" draw:text-style-name="P1" draw:layer="layout" svg:x1="3.9cm" svg:y1="12.6cm" svg:x2="4.6cm" svg:y2="13.6cm">
          <text:p/>
        </draw:line>
        <draw:connector draw:style-name="gr2" draw:text-style-name="P1" draw:layer="layout" svg:x1="12.8cm" svg:y1="10.05cm" svg:x2="14.1cm" svg:y2="9.95cm" draw:start-shape="id8" draw:start-glue-point="1" draw:end-shape="id3" draw:end-glue-point="3" svg:d="M12800 10050h650v-100h650" svg:viewBox="0 0 1301 101">
          <text:p/>
        </draw:connector>
        <draw:line draw:style-name="gr3" draw:text-style-name="P1" draw:layer="layout" svg:x1="16.6cm" svg:y1="16.9cm" svg:x2="17.5cm" svg:y2="16.2cm">
          <text:p/>
        </draw:line>
        <draw:line draw:style-name="gr3" draw:text-style-name="P1" draw:layer="layout" svg:x1="15.8cm" svg:y1="16.2cm" svg:x2="16.6cm" svg:y2="17cm">
          <text:p/>
        </draw:line>
        <draw:line draw:style-name="gr3" draw:text-style-name="P1" draw:layer="layout" svg:x1="4.6cm" svg:y1="8.7cm" svg:x2="3.9cm" svg:y2="9.7cm">
          <text:p/>
        </draw:line>
        <draw:line draw:style-name="gr3" draw:text-style-name="P1" draw:layer="layout" svg:x1="4.6cm" svg:y1="8.8cm" svg:x2="5.3cm" svg:y2="9.7cm">
          <text:p/>
        </draw:line>
        <draw:line draw:style-name="gr3" draw:text-style-name="P1" draw:layer="layout" svg:x1="14.1cm" svg:y1="9.3cm" svg:x2="13.5cm" svg:y2="9.9cm">
          <text:p/>
        </draw:line>
        <draw:line draw:style-name="gr3" draw:text-style-name="P1" draw:layer="layout" svg:x1="13.5cm" svg:y1="10.1cm" svg:x2="14.1cm" svg:y2="10.6cm">
          <text:p/>
        </draw:line>
      </draw:page>
      <draw:page draw:name="page2" draw:style-name="dp1" draw:master-page-name="Default">
        <draw:frame draw:style-name="gr4" draw:layer="layout" svg:width="18.5cm" svg:height="21.9cm" svg:x="1.5cm" svg:y="1.5cm">
          <draw:text-box>
            <text:p>Classes(<text:span text:style-name="T1">ClassID</text:span>, ClassName, <text:span text:style-name="T2">TeacherID</text:span>)</text:p>
            <text:p/>
            <text:p>ClassUnits(<text:span text:style-name="T1">ClassID</text:span>, UnitID)</text:p>
            <text:p/>
            <text:p>Units(<text:span text:style-name="T1">UnitID</text:span>, UnitName)</text:p>
            <text:p/>
            <text:p>UnitAssignments(<text:span text:style-name="T3">UnitID</text:span>, <text:span text:style-name="T2">AssignmentID</text:span>)</text:p>
            <text:p/>
            <text:p>Assignments(<text:span text:style-name="T1">AssignmentID</text:span>, AssignmentName, <text:s text:c="48"/>AssignmentMark, AssignmentMaxMark)</text:p>
            <text:p/>
            <text:p>Teachers(<text:span text:style-name="T1">TeacherID</text:span>, TeacherName, TeacherSurname)</text:p>
            <text:p/>
            <text:p>ClassStudents(<text:span text:style-name="T3">ClassID</text:span>, <text:span text:style-name="T2">StudentID</text:span>)</text:p>
            <text:p/>
            <text:p>Students(<text:span text:style-name="T1">StudentID</text:span>, StudentName, StudentSurname)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7T12:57:46.168000000</meta:creation-date>
    <dc:date>2014-12-08T13:09:11.375000000</dc:date>
    <meta:editing-duration>PT55M48S</meta:editing-duration>
    <meta:editing-cycles>13</meta:editing-cycles>
    <meta:generator>LibreOffice/4.2.5.2$Windows_x86 LibreOffice_project/61cb170a04bb1f12e77c884eab9192be736ec5f5</meta:generator>
    <meta:document-statistic meta:object-count="30"/>
  </office:meta>
</office:document-meta>
</file>